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19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3/2021<text:bookmark-end text:name="Text14"/></text:p>
            <text:p text:style-name="Normální">KVOP-19926/2021<text:bookmark-end text:name="Text2"/></text:p>
            <text:p text:style-name="Normální"><text:bookmark-start text:name="Text6"/>10. 05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/text:p>
            <text:p text:style-name="Normální"/>
            <text:p text:style-name="Normální">Vážený pan<text:bookmark-end text:name="Text13"/></text:p>
            <text:p text:style-name="Normální"><text:bookmark-end text:name="Text7"/>A. A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A.,</text:p>
      <text:p text:style-name="Základnítext">dne 6. 5. 2021 byla do Kanceláře veřejného ochránce práv doručena Vaše žádost podle zákona o svobodném přístupu k informacím, kterou<text:s/><text:span text:style-name="Silné">žádáte následující informace</text:span>: „Zaslání Sborníků stanovisek veřejného ochránce práv.“</text:p>
      <text:p text:style-name="Základnítext">K Vaší žádosti<text:s/><text:span text:style-name="Silné">poskytuji následující informace</text:span>:</text:p>
      <text:p text:style-name="Základnítext">Sborník stanovisek veřejného ochránce práv Vězeňství II z roku 2019.<text:s/></text:p>
      <text:p text:style-name="Základnítext">Pro úplnost dodávám, že aktuálnější vydání není k dispozici a ani se v současné době nepřipravuje.</text:p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  <text:p text:style-name="Základnítext"/>
      <text:p text:style-name="Základnítext"/>
      <text:p text:style-name="P18">Příloha</text:p>
      <text:p text:style-name="P19">Sborník stanovisek VOP – Vězeňství II 201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D9NL*</text:span>*KVOPX00BD9NL*</text:p>
        <text:p text:style-name="P12"><text:span text:style-name="T13">KVOPX00BD9NL</text:span>KVOPX00BD9N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8T09:04:00Z</meta:creation-date>
    <dc:date>2021-06-18T09:12:00Z</dc:date>
    <meta:print-date>2021-05-10T09:35:00Z</meta:print-date>
    <meta:template xlink:href="KVOP_dopis%20vedoucího" xlink:type="simple"/>
    <meta:editing-cycles>3</meta:editing-cycles>
    <meta:editing-duration>PT540S</meta:editing-duration>
    <meta:user-defined meta:name="ContentTypeId">0x010100D3A71DC738674B4893D02C4CA0E22FAC</meta:user-defined>
    <meta:document-statistic meta:page-count="1" meta:paragraph-count="1" meta:word-count="112" meta:character-count="777" meta:row-count="5" meta:non-whitespace-character-count="666"/>
  </office:meta>
</office:document-meta>
</file>